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6.4</text:p>
      <text:p text:style-name="Preformatted_20_Text">&gt; nums = c(12,9,8,14,7,16,3,2,9)</text:p>
      <text:p text:style-name="Preformatted_20_Text">&gt; nums &gt; 10</text:p>
      <text:p text:style-name="Preformatted_20_Text">[1] <text:s/>TRUE FALSE FALSE <text:s/>TRUE FALSE <text:s/>TRUE FALSE FALSE FALSE</text:p>
      <text:p text:style-name="Preformatted_20_Text">&gt; </text:p>
      <text:p text:style-name="Preformatted_20_Text">&gt; nums[nums&gt;10]</text:p>
      <text:p text:style-name="Preformatted_20_Text">[1] 12 14 16</text:p>
      <text:p text:style-name="Preformatted_20_Text">&gt; </text:p>
      <text:p text:style-name="Preformatted_20_Text">&gt; which(nums&gt;10)</text:p>
      <text:p text:style-name="Preformatted_20_Text">[1] 1 4 6</text:p>
      <text:p text:style-name="Preformatted_20_Text">&gt; </text:p>
      <text:p text:style-name="Preformatted_20_Text">&gt; seq(along=nums)[nums&gt;10]</text:p>
      <text:p text:style-name="Preformatted_20_Text">[1] 1 4 6</text:p>
      <text:p text:style-name="Preformatted_20_Text">&gt; </text:p>
      <text:p text:style-name="Preformatted_20_Text">&gt; nums[nums&gt;10] = 0</text:p>
      <text:p text:style-name="Preformatted_20_Text">&gt; nums</text:p>
      <text:p text:style-name="Preformatted_20_Text">[1] 0 9 8 0 7 0 3 2 9</text:p>
      <text:p text:style-name="Preformatted_20_Text">&gt; </text:p>
      <text:p text:style-name="Preformatted_20_Text">&gt; #6.5</text:p>
      <text:p text:style-name="Preformatted_20_Text">&gt; x = matrix(1:12,4,3)</text:p>
      <text:p text:style-name="Preformatted_20_Text">&gt; x</text:p>
      <text:p text:style-name="Preformatted_20_Text"><text:s text:c="5"/>[,1] [,2] [,3]</text:p>
      <text:p text:style-name="Preformatted_20_Text">[1,] <text:s text:c="3"/>1 <text:s text:c="3"/>5 <text:s text:c="3"/>9</text:p>
      <text:p text:style-name="Preformatted_20_Text">[2,] <text:s text:c="3"/>2 <text:s text:c="3"/>6 <text:s text:c="2"/>10</text:p>
      <text:p text:style-name="Preformatted_20_Text">[3,] <text:s text:c="3"/>3 <text:s text:c="3"/>7 <text:s text:c="2"/>11</text:p>
      <text:p text:style-name="Preformatted_20_Text">[4,] <text:s text:c="3"/>4 <text:s text:c="3"/>8 <text:s text:c="2"/>12</text:p>
      <text:p text:style-name="Preformatted_20_Text">&gt; </text:p>
      <text:p text:style-name="Preformatted_20_Text">&gt; x[,1]</text:p>
      <text:p text:style-name="Preformatted_20_Text">[1] 1 2 3 4</text:p>
      <text:p text:style-name="Preformatted_20_Text">&gt; </text:p>
      <text:p text:style-name="Preformatted_20_Text">&gt; x[,c(3,1)]</text:p>
      <text:p text:style-name="Preformatted_20_Text"><text:s text:c="5"/>[,1] [,2]</text:p>
      <text:p text:style-name="Preformatted_20_Text">[1,] <text:s text:c="3"/>9 <text:s text:c="3"/>1</text:p>
      <text:p text:style-name="Preformatted_20_Text">[2,] <text:s text:c="2"/>10 <text:s text:c="3"/>2</text:p>
      <text:p text:style-name="Preformatted_20_Text">[3,] <text:s text:c="2"/>11 <text:s text:c="3"/>3</text:p>
      <text:p text:style-name="Preformatted_20_Text">[4,] <text:s text:c="2"/>12 <text:s text:c="3"/>4</text:p>
      <text:p text:style-name="Preformatted_20_Text">&gt; </text:p>
      <text:p text:style-name="Preformatted_20_Text">&gt; x[2,]</text:p>
      <text:p text:style-name="Preformatted_20_Text">[1] <text:s/>2 <text:s/>6 10</text:p>
      <text:p text:style-name="Preformatted_20_Text">&gt; </text:p>
      <text:p text:style-name="Preformatted_20_Text">&gt; x[10]</text:p>
      <text:p text:style-name="Preformatted_20_Text">[1] 10</text:p>
      <text:p text:style-name="Preformatted_20_Text">&gt; </text:p>
      <text:p text:style-name="Preformatted_20_Text">&gt; stack.x.a = stack.x[order(stack.x[,'Air.Flow']),]</text:p>
      <text:p text:style-name="Preformatted_20_Text">&gt; head(stack.x.a)</text:p>
      <text:p text:style-name="Preformatted_20_Text"><text:s text:c="5"/>Air.Flow Water.Temp Acid.Conc.</text:p>
      <text:p text:style-name="Preformatted_20_Text">[1,] <text:s text:c="6"/>50 <text:s text:c="8"/>18 <text:s text:c="8"/>89</text:p>
      <text:p text:style-name="Preformatted_20_Text">[2,] <text:s text:c="6"/>50 <text:s text:c="8"/>18 <text:s text:c="8"/>86</text:p>
      <text:p text:style-name="Preformatted_20_Text">[3,] <text:s text:c="6"/>50 <text:s text:c="8"/>19 <text:s text:c="8"/>72</text:p>
      <text:p text:style-name="Preformatted_20_Text">[4,] <text:s text:c="6"/>50 <text:s text:c="8"/>19 <text:s text:c="8"/>79</text:p>
      <text:p text:style-name="Preformatted_20_Text">[5,] <text:s text:c="6"/>50 <text:s text:c="8"/>20 <text:s text:c="8"/>80</text:p>
      <text:p text:style-name="Preformatted_20_Text">[6,] <text:s text:c="6"/>56 <text:s text:c="8"/>20 <text:s text:c="8"/>82</text:p>
      <text:p text:style-name="Preformatted_20_Text">&gt; </text:p>
      <text:p text:style-name="Preformatted_20_Text">&gt; with(iris.sortframe(iris.Sepal.Length.Sepal.Width))</text:p>
      <text:p text:style-name="Preformatted_20_Text">Error in iris.sortframe(iris.Sepal.Length.Sepal.Width) : </text:p>
      <text:p text:style-name="Preformatted_20_Text"><text:s text:c="2"/>could not find function "iris.sortframe"</text:p>
      <text:p text:style-name="Preformatted_20_Text">&gt; </text:p>
      <text:p text:style-name="Preformatted_20_Text">&gt; riris = iris(rev(1:nrow(iris)),)</text:p>
      <text:p text:style-name="Preformatted_20_Text">Error in iris(rev(1:nrow(iris)), ) : could not find function "iris"</text:p>
      <text:p text:style-name="Preformatted_20_Text">&gt; head(riris)</text:p>
      <text:p text:style-name="Preformatted_20_Text">Error in head(riris) : object 'riris' not found</text:p>
      <text:p text:style-name="Preformatted_20_Text">&gt; </text:p>
      <text:p text:style-name="Preformatted_20_Text">&gt; x = matrix(1:12,4,3)</text:p>
      <text:p text:style-name="Preformatted_20_Text">&gt; x[,1]</text:p>
      <text:p text:style-name="Preformatted_20_Text"><text:soft-page-break/>[1] 1 2 3 4</text:p>
      <text:p text:style-name="Preformatted_20_Text">&gt; </text:p>
      <text:p text:style-name="Preformatted_20_Text">&gt; x[,1,drop=FALSE]</text:p>
      <text:p text:style-name="Preformatted_20_Text"><text:s text:c="5"/>[,1]</text:p>
      <text:p text:style-name="Preformatted_20_Text">[1,] <text:s text:c="3"/>1</text:p>
      <text:p text:style-name="Preformatted_20_Text">[2,] <text:s text:c="3"/>2</text:p>
      <text:p text:style-name="Preformatted_20_Text">[3,] <text:s text:c="3"/>3</text:p>
      <text:p text:style-name="Preformatted_20_Text">[4,] <text:s text:c="3"/>4</text:p>
      <text:p text:style-name="Preformatted_20_Text">&gt; </text:p>
      <text:p text:style-name="Preformatted_20_Text">&gt; x[,1]&lt;3</text:p>
      <text:p text:style-name="Preformatted_20_Text">[1] <text:s/>TRUE <text:s/>TRUE FALSE FALSE</text:p>
      <text:p text:style-name="Preformatted_20_Text">&gt; </text:p>
      <text:p text:style-name="Preformatted_20_Text">&gt; x[x[,1]&lt;3,]</text:p>
      <text:p text:style-name="Preformatted_20_Text"><text:s text:c="5"/>[,1] [,2] [,3]</text:p>
      <text:p text:style-name="Preformatted_20_Text">[1,] <text:s text:c="3"/>1 <text:s text:c="3"/>5 <text:s text:c="3"/>9</text:p>
      <text:p text:style-name="Preformatted_20_Text">[2,] <text:s text:c="3"/>2 <text:s text:c="3"/>6 <text:s text:c="2"/>10</text:p>
      <text:p text:style-name="Preformatted_20_Text">&gt; </text:p>
      <text:p text:style-name="Preformatted_20_Text">&gt; mat = matrix(scan(),ncol=3,byrow=TRUE)</text:p>
      <text:p text:style-name="Preformatted_20_Text">1: mat</text:p>
      <text:p text:style-name="Preformatted_20_Text">1: </text:p>
      <text:p text:style-name="Preformatted_20_Text">Error in scan() : scan() expected 'a real', got 'mat'</text:p>
      <text:p text:style-name="Preformatted_20_Text">&gt; newmat = matrix(NA,3,2)</text:p>
      <text:p text:style-name="Preformatted_20_Text">&gt; newmat[mat[,1:2]] = mat[,3]</text:p>
      <text:p text:style-name="Preformatted_20_Text">Error: object 'mat' not found</text:p>
      <text:p text:style-name="Preformatted_20_Text">&gt; newmat</text:p>
      <text:p text:style-name="Preformatted_20_Text"><text:s text:c="5"/>[,1] [,2]</text:p>
      <text:p text:style-name="Preformatted_20_Text">[1,] <text:s text:c="2"/>NA <text:s text:c="2"/>NA</text:p>
      <text:p text:style-name="Preformatted_20_Text">[2,] <text:s text:c="2"/>NA <text:s text:c="2"/>NA</text:p>
      <text:p text:style-name="Preformatted_20_Text">[3,] <text:s text:c="2"/>NA <text:s text:c="2"/>NA</text:p>
      <text:p text:style-name="Preformatted_20_Text">&gt; </text:p>
      <text:p text:style-name="Preformatted_20_Text">&gt; #6.6</text:p>
      <text:p text:style-name="Preformatted_20_Text">&gt; method1=c(1,1,1,1,2,2,2,2,3,3,3,3,4,4,4,4)</text:p>
      <text:p text:style-name="Preformatted_20_Text">&gt; method2=c(1,2,2,3,2,2,1,3,3,3,2,4,1,4,4,3)</text:p>
      <text:p text:style-name="Preformatted_20_Text">&gt; tt=table(method1,method2)</text:p>
      <text:p text:style-name="Preformatted_20_Text">&gt; tt</text:p>
      <text:p text:style-name="Preformatted_20_Text"><text:s text:c="7"/>method2</text:p>
      <text:p text:style-name="Preformatted_20_Text">method1 1 2 3 4</text:p>
      <text:p text:style-name="Preformatted_20_Text"><text:s text:c="6"/>1 1 2 1 0</text:p>
      <text:p text:style-name="Preformatted_20_Text"><text:s text:c="6"/>2 1 2 1 0</text:p>
      <text:p text:style-name="Preformatted_20_Text"><text:s text:c="6"/>3 0 1 2 1</text:p>
      <text:p text:style-name="Preformatted_20_Text"><text:s text:c="6"/>4 1 0 1 2</text:p>
      <text:p text:style-name="Preformatted_20_Text">&gt; </text:p>
      <text:p text:style-name="Preformatted_20_Text">&gt; offd=row(tt)!=col(tt)</text:p>
      <text:p text:style-name="Preformatted_20_Text">&gt; offd</text:p>
      <text:p text:style-name="Preformatted_20_Text"><text:s text:c="6"/>[,1] <text:s/>[,2] <text:s/>[,3] <text:s/>[,4]</text:p>
      <text:p text:style-name="Preformatted_20_Text">[1,] FALSE <text:s/>TRUE <text:s/>TRUE <text:s/>TRUE</text:p>
      <text:p text:style-name="Preformatted_20_Text">[2,] <text:s/>TRUE FALSE <text:s/>TRUE <text:s/>TRUE</text:p>
      <text:p text:style-name="Preformatted_20_Text">[3,] <text:s/>TRUE <text:s/>TRUE FALSE <text:s/>TRUE</text:p>
      <text:p text:style-name="Preformatted_20_Text">[4,] <text:s/>TRUE <text:s/>TRUE <text:s/>TRUE FALSE</text:p>
      <text:p text:style-name="Preformatted_20_Text">&gt; </text:p>
      <text:p text:style-name="Preformatted_20_Text">&gt; tt[offd]</text:p>
      <text:p text:style-name="Preformatted_20_Text"><text:s/>[1] 1 0 1 2 1 0 1 1 1 0 0 1</text:p>
      <text:p text:style-name="Preformatted_20_Text">&gt; </text:p>
      <text:p text:style-name="Preformatted_20_Text">&gt; sum(tt[offd])</text:p>
      <text:p text:style-name="Preformatted_20_Text">[1] 9</text:p>
      <text:p text:style-name="Preformatted_20_Text">&gt; </text:p>
      <text:p text:style-name="Preformatted_20_Text">&gt; </text:p>
      <text:p text:style-name="Preformatted_20_Text">&gt; #6.7</text:p>
      <text:p text:style-name="Preformatted_20_Text">&gt; simple = list(a=c('fred','sam','harry'),b=c(24,17,19,22))</text:p>
      <text:p text:style-name="Preformatted_20_Text">&gt; mode(simple)</text:p>
      <text:p text:style-name="Preformatted_20_Text">[1] "list"</text:p>
      <text:p text:style-name="Preformatted_20_Text">&gt; </text:p>
      <text:p text:style-name="Preformatted_20_Text">&gt; simple[2]</text:p>
      <text:p text:style-name="Preformatted_20_Text">$b</text:p>
      <text:p text:style-name="Preformatted_20_Text"><text:soft-page-break/>[1] 24 17 19 22</text:p>
      <text:p text:style-name="Preformatted_20_Text"/>
      <text:p text:style-name="Preformatted_20_Text">&gt; </text:p>
      <text:p text:style-name="Preformatted_20_Text">&gt; mode(simple[2])</text:p>
      <text:p text:style-name="Preformatted_20_Text">[1] "list"</text:p>
      <text:p text:style-name="Preformatted_20_Text">&gt; </text:p>
      <text:p text:style-name="Preformatted_20_Text">&gt; mean(simple$b)</text:p>
      <text:p text:style-name="Preformatted_20_Text">[1] 20.5</text:p>
      <text:p text:style-name="Preformatted_20_Text">&gt; mean(simple[[2]])</text:p>
      <text:p text:style-name="Preformatted_20_Text">[1] 20.5</text:p>
      <text:p text:style-name="Preformatted_20_Text">&gt; mean(simple[['b']])</text:p>
      <text:p text:style-name="Preformatted_20_Text">[1] 20.5</text:p>
      <text:p text:style-name="Preformatted_20_Text">&gt; </text:p>
      <text:p text:style-name="Preformatted_20_Text">&gt; simple[1]</text:p>
      <text:p text:style-name="Preformatted_20_Text">$a</text:p>
      <text:p text:style-name="Preformatted_20_Text">[1] "fred" <text:s/>"sam" <text:s text:c="2"/>"harry"</text:p>
      <text:p text:style-name="Preformatted_20_Text"/>
      <text:p text:style-name="Preformatted_20_Text">&gt; simple[[1]]</text:p>
      <text:p text:style-name="Preformatted_20_Text">[1] "fred" <text:s/>"sam" <text:s text:c="2"/>"harry"</text:p>
      <text:p text:style-name="Preformatted_20_Text">&gt; </text:p>
      <text:p text:style-name="Preformatted_20_Text">&gt; #6.8订阅数据帧</text:p>
      <text:p text:style-name="Preformatted_20_Text">&gt; </text:p>
      <text:p text:style-name="Preformatted_20_Text">&gt; dd=data.frame(a=c(5,9,12,15,17,11),b=c(8,NA,12,10,NA,15))</text:p>
      <text:p text:style-name="Preformatted_20_Text">&gt; dd[dd$b&gt;10,]</text:p>
      <text:p text:style-name="Preformatted_20_Text"><text:s text:c="6"/>a <text:s/>b</text:p>
      <text:p text:style-name="Preformatted_20_Text">NA <text:s text:c="2"/>NA NA</text:p>
      <text:p text:style-name="Preformatted_20_Text">3 <text:s text:c="3"/>12 12</text:p>
      <text:p text:style-name="Preformatted_20_Text">NA.1 NA NA</text:p>
      <text:p text:style-name="Preformatted_20_Text">6 <text:s text:c="3"/>11 15</text:p>
      <text:p text:style-name="Preformatted_20_Text">&gt; </text:p>
      <text:p text:style-name="Preformatted_20_Text">&gt; dd(!is.na(dd$b)&amp;dd$b&gt;10,)</text:p>
      <text:p text:style-name="Preformatted_20_Text">Error in dd(!is.na(dd$b) &amp; dd$b &gt; 10, ) : could not find function "dd"</text:p>
      <text:p text:style-name="Preformatted_20_Text">&gt; </text:p>
      <text:p text:style-name="Preformatted_20_Text">&gt; subset(dd,b&gt;10)</text:p>
      <text:p text:style-name="Preformatted_20_Text"><text:s text:c="3"/>a <text:s/>b</text:p>
      <text:p text:style-name="Preformatted_20_Text">3 12 12</text:p>
      <text:p text:style-name="Preformatted_20_Text">6 11 15</text:p>
      <text:p text:style-name="Preformatted_20_Text">&gt; </text:p>
      <text:p text:style-name="Preformatted_20_Text">&gt; some=subset(LifeCycleSavings,sr&gt;10,select=c(pop15,pop75))</text:p>
      <text:p text:style-name="Preformatted_20_Text">&gt; </text:p>
      <text:p text:style-name="Preformatted_20_Text">&gt; life1=subset(LifeCycleSavings,select=pop15:dpi)</text:p>
      <text:p text:style-name="Preformatted_20_Text">&gt; </text:p>
      <text:p text:style-name="Preformatted_20_Text">&gt; life1=subset(LifeCycleSavings,select=1:3)</text:p>
      <text:p text:style-name="Preformatted_20_Text">&gt; </text:p>
      <text:p text:style-name="Preformatted_20_Text">&gt; life2=subset(LifeCycleSavings,select=c(-pop15,-pop75))</text:p>
      <text:p text:style-name="Preformatted_20_Text">&gt; </text:p>
      <text:p text:style-name="Preformatted_20_Text">&gt; life2=subset(LifeCycleSavings,select=c(2,3))</text:p>
      <text:p text:style-name="Preformatted_20_Text">&gt; </text:p>
      <text:p text:style-name="P1">&gt; #beizhu <text:s/>111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2:05:50.187196701</meta:creation-date>
    <dc:date>2020-02-28T02:06:35.662837693</dc:date>
    <meta:editing-duration>PT47S</meta:editing-duration>
    <meta:editing-cycles>1</meta:editing-cycles>
    <meta:document-statistic meta:table-count="0" meta:image-count="0" meta:object-count="0" meta:page-count="3" meta:paragraph-count="175" meta:word-count="498" meta:character-count="2937" meta:non-whitespace-character-count="2235"/>
    <meta:generator>LibreOffice/6.1.5.2$Linux_X86_64 LibreOffice_project/10$Build-2</meta:generator>
  </office:meta>
</office:document-meta>
</file>